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2eb1"/>
    </style:style>
    <style:style style:name="P2" style:family="paragraph" style:parent-style-name="Standard">
      <style:paragraph-properties fo:text-align="start" style:justify-single-word="false"/>
      <style:text-properties officeooo:paragraph-rsid="001c2eb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2eb1"/>
    </style:style>
    <style:style style:name="T1" style:family="text">
      <style:text-properties style:text-position="super 58%"/>
    </style:style>
    <style:style style:name="T2" style:family="text">
      <style:text-properties officeooo:rsid="001c2e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Special Projectiles</text:p>
      <text:p text:style-name="P1"/>
      <text:list xml:id="list5444579108221417509" text:style-name="L1">
        <text:list-item>
          <text:p text:style-name="P3">You throw a rock at 1<text:span text:style-name="T2">9</text:span> m/s directly toward the horizon, while standing at the edge of a <text:span text:style-name="T2">35</text:span>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7183079367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7025785705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2"/>
      <text:p text:style-name="P2"/>
      <text:p text:style-name="P2"/>
      <text:list xml:id="list134848102814149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2"/>
      <text:p text:style-name="P2"/>
      <text:p text:style-name="P2"/>
      <text:list xml:id="list134847697593302" text:continue-numbering="true" text:style-name="L1">
        <text:list-item>
          <text:p text:style-name="P3">A soldier is practicing at the shooting range. The target is 2<text:span text:style-name="T2">0</text:span> meters away. <text:s/>His rifle has a muzzle-speed of 1<text:span text:style-name="T2">25</text:span>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7514922889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6796005755" text:continue-numbering="true" text:style-name="L1">
        <text:list-item>
          <text:p text:style-name="P3">A pitcher throws a fastball at 3<text:span text:style-name="T2">5</text:span> m/s toward home plate, perfectly horizontal. <text:s/>The ball leaves his hand 1.5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8284554117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2"/>
      <text:p text:style-name="P2"/>
      <text:p text:style-name="P2"/>
      <text:list xml:id="list134846953315434" text:continue-numbering="true" text:style-name="L1">
        <text:list-item>
          <text:p text:style-name="P3"><text:soft-page-break/>A cannon is placed on a wall, <text:span text:style-name="T2">15</text:span> meters above the surrounding area. <text:s/>The cannon shoots cannonballs at a speed of <text:span text:style-name="T2">30</text:span>0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8375985840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8158936355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8586525364" text:continue-numbering="true" text:style-name="L1">
        <text:list-item>
          <text:p text:style-name="P3">Billy-Bob rolls a bowling ball off a 4<text:span text:style-name="T2">5</text:span>-meter high cliff. <text:s/>The ball lands <text:span text:style-name="T2">26</text:span>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47377778139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2"/>
      <text:p text:style-name="P2"/>
      <text:p text:style-name="P2"/>
      <text:list xml:id="list134848761232054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2"/>
      <text:p text:style-name="P2"/>
      <text:p text:style-name="P2"/>
      <text:list xml:id="list134846813360472" text:continue-numbering="true" text:style-name="L1">
        <text:list-item>
          <text:p text:style-name="P3">You are attempting to drive your car over a <text:span text:style-name="T2">1.75</text:span>-meter wide gap in the road. <text:s/>If both sides of the road are at the same height, are are perfectly level, how fast would you need to go in order to make it across?</text:p>
        </text:list-item>
      </text:list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8:46.53775590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9.063437556</meta:creation-date>
    <meta:editing-duration>PT5S</meta:editing-duration>
    <meta:editing-cycles>3</meta:editing-cycles>
    <meta:generator>LibreOffice/4.3.7.2$Linux_X86_64 LibreOffice_project/430$Build-2</meta:generator>
    <meta:initial-creator>Jonas Williamson</meta:initial-creator>
    <dc:date>2016-08-19T13:48:46.440879969</dc:date>
    <meta:document-statistic meta:table-count="0" meta:image-count="2" meta:object-count="0" meta:page-count="2" meta:paragraph-count="23" meta:word-count="343" meta:character-count="1753" meta:non-whitespace-character-count="1410"/>
  </office:meta>
</office:document-meta>
</file>